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003cm" table:align="left"/>
    </style:style>
    <style:style style:name="Таблица1.A" style:family="table-column">
      <style:table-column-properties style:column-width="2.025cm"/>
    </style:style>
    <style:style style:name="Таблица1.B" style:family="table-column">
      <style:table-column-properties style:column-width="4.958cm"/>
    </style:style>
    <style:style style:name="Таблица1.C" style:family="table-column">
      <style:table-column-properties style:column-width="13.019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20.003cm" table:align="left"/>
    </style:style>
    <style:style style:name="Таблица2.A" style:family="table-column">
      <style:table-column-properties style:column-width="1.879cm"/>
    </style:style>
    <style:style style:name="Таблица2.B" style:family="table-column">
      <style:table-column-properties style:column-width="2.808cm"/>
    </style:style>
    <style:style style:name="Таблица2.C" style:family="table-column">
      <style:table-column-properties style:column-width="15.316cm"/>
    </style:style>
    <style:style style:name="Таблица2.A1" style:family="table-cell">
      <style:table-cell-properties style:vertical-align="middl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213647049"/><text:bookmark text:name="TI000001240"/><text:bookmark text:name="_ref215401630"/><text:bookmark text:name="_ref300244230"/><text:bookmark text:name="_ref352162589"/><text:bookmark text:name="_ref215407043"/>Приложение 5. Поисковые выражения полнотекстового поиска</text:h>
      <text:p text:style-name="Text_20_body">Поиск может осуществляться по нескольким словам, с использованием поисковых операторов и поиском по точной фразе. По умолчанию поиск с учетом синонимов и нечеткий поиск не производятся. Для выполнения поисков этих видов следует использовать соответствующие операторы.</text:p>
      <text:p text:style-name="Text_20_body">В строке ввода допускается использовать следующие поисковые операторы (как для поиска в справке и синтакс-помощнике, так и для объекта встроенного языка ПолнотекстовыйПоиск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">Оператор</text:p>
            </table:table-cell>
            <table:table-cell table:style-name="Таблица1.A1" office:value-type="string">
              <text:p text:style-name="P2">Пример выражения</text:p>
            </table:table-cell>
            <table:table-cell table:style-name="Таблица1.A1" office:value-type="string">
              <text:p text:style-name="P2">Пояснение</text:p>
            </table:table-cell>
          </table:table-row>
        </table:table-header-rows>
        <table:table-row>
          <table:table-cell office:value-type="string">
            <text:p text:style-name="P1">Пробел</text:p>
            <text:p text:style-name="P1">И</text:p>
            <text:p text:style-name="P1">And</text:p>
            <text:p text:style-name="P1">&amp;</text:p>
          </table:table-cell>
          <table:table-cell office:value-type="string">
            <text:p text:style-name="P1">Бизнес Успех</text:p>
            <text:p text:style-name="P1">Бизнес И Успех</text:p>
            <text:p text:style-name="P1">Бизнес And Успех</text:p>
            <text:p text:style-name="P1">Бизнес &amp; Успех</text:p>
          </table:table-cell>
          <table:table-cell office:value-type="string">
            <text:p text:style-name="P1">Должно быть и слово «Бизнес», и слово «Успех»</text:p>
          </table:table-cell>
        </table:table-row>
        <table:table-row>
          <table:table-cell office:value-type="string">
            <text:p text:style-name="P1">Или</text:p>
            <text:p text:style-name="P1">Or</text:p>
            <text:p text:style-name="P1">|</text:p>
            <text:p text:style-name="P1">,</text:p>
          </table:table-cell>
          <table:table-cell office:value-type="string">
            <text:p text:style-name="P1">Бизнес Или Успех</text:p>
            <text:p text:style-name="P1">Бизнес Or Успех</text:p>
            <text:p text:style-name="P1">Бизнес | Успех</text:p>
            <text:p text:style-name="P1">Бизнес , Успех</text:p>
          </table:table-cell>
          <table:table-cell office:value-type="string">
            <text:p text:style-name="P1">Должно быть хотя бы одно из слов «Бизнес» или «Успех»</text:p>
          </table:table-cell>
        </table:table-row>
        <table:table-row>
          <table:table-cell office:value-type="string">
            <text:p text:style-name="P1">НЕ</text:p>
            <text:p text:style-name="P1">Not</text:p>
            <text:p text:style-name="P1">~</text:p>
          </table:table-cell>
          <table:table-cell office:value-type="string">
            <text:p text:style-name="P1">Бизнес НЕ Успех</text:p>
            <text:p text:style-name="P1">Бизнес Not Успех</text:p>
            <text:p text:style-name="P1">Бизнес ~ Успех</text:p>
          </table:table-cell>
          <table:table-cell office:value-type="string">
            <text:p text:style-name="P1">Должно быть слово «Бизнес», но не должно быть слова «Успех»</text:p>
          </table:table-cell>
        </table:table-row>
        <table:table-row>
          <table:table-cell office:value-type="string">
            <text:p text:style-name="P1">РЯДОМ/[±]n</text:p>
            <text:p text:style-name="P1">NEAR/[±]n</text:p>
          </table:table-cell>
          <table:table-cell office:value-type="string">
            <text:p text:style-name="P1">Пример 1:</text:p>
            <text:p text:style-name="P1">фен РЯДОМ/3 воздух</text:p>
            <text:p text:style-name="P1">Пример 2:</text:p>
            <text:p text:style-name="P1">фен РЯДОМ/+3 воздух</text:p>
            <text:p text:style-name="P1">Пример 3:</text:p>
            <text:p text:style-name="P1">фен РЯДОМ/-3 воздух</text:p>
          </table:table-cell>
          <table:table-cell office:value-type="string">
            <text:p text:style-name="P1">Поиск данных, содержащих в одном реквизите указанные слова с учетом морфологии на расстоянии n слов между словами.</text:p>
            <text:p text:style-name="P1">Знак указывает, в каком направлении от первого слова будет искаться второе слово («+» ‑ после первого; «-» ‑ до первого слова).</text:p>
            <text:p text:style-name="P1">Если знак не указан, то будут найдены данные, содержащие указанные слова на дистанции n слов друг от друга. Порядок слов не имеет значения.</text:p>
            <text:p text:style-name="P1">В примере 1 будут найдены данные, в которых слово «воздух» находится не более трех слов до или после слова «фен».</text:p>
            <text:p text:style-name="P1">В примере 2 будут найдены данные, в которых слово «воздух» находится не более трех слов после слова «фен».</text:p>
            <text:p text:style-name="P1">В примере 3 будут найдены данные, в которых слово «воздух» находится не более трех слов перед словом «фен»</text:p>
          </table:table-cell>
        </table:table-row>
        <table:table-row>
          <table:table-cell office:value-type="string">
            <text:p text:style-name="P1">РЯДОМ</text:p>
            <text:p text:style-name="P1"><text:soft-page-break/>NEAR</text:p>
          </table:table-cell>
          <table:table-cell office:value-type="string">
            <text:p text:style-name="P1">Библиотека РЯДОМ имени РЯДОМ Достоевского</text:p>
          </table:table-cell>
          <table:table-cell office:value-type="string">
            <text:p text:style-name="P1">Краткая форма. Запрос найдет данные, в которых слова встречаются в одном реквизите не дальше чем на 8 слов друг от друга в любую <text:soft-page-break/>сторону</text:p>
          </table:table-cell>
        </table:table-row>
        <table:table-row>
          <table:table-cell office:value-type="string">
            <text:p text:style-name="P1">""</text:p>
          </table:table-cell>
          <table:table-cell office:value-type="string">
            <text:p text:style-name="P1">«администратор сети»</text:p>
          </table:table-cell>
          <table:table-cell office:value-type="string">
            <text:p text:style-name="P1">Поиск точной фразы (эквивалентно «администратор РЯДОМ/+1 сети»)</text:p>
          </table:table-cell>
        </table:table-row>
        <table:table-row>
          <table:table-cell office:value-type="string">
            <text:p text:style-name="P1">()</text:p>
          </table:table-cell>
          <table:table-cell office:value-type="string">
            <text:p text:style-name="P1">(технология | изготовление) &amp; (сыра | творога)</text:p>
          </table:table-cell>
          <table:table-cell office:value-type="string">
            <text:p text:style-name="P1">Группировка слов (сколько угодно уровней вложенности)</text:p>
          </table:table-cell>
        </table:table-row>
        <table:table-row>
          <table:table-cell office:value-type="string">
            <text:p text:style-name="P1">*</text:p>
          </table:table-cell>
          <table:table-cell office:value-type="string">
            <text:p text:style-name="P1">арх*я</text:p>
            <text:p text:style-name="P1">арх* &amp; документооб*</text:p>
          </table:table-cell>
          <table:table-cell office:value-type="string">
            <text:p text:style-name="P1">Поиск с использованием группового символа ‑ поддерживается «*» в произвольном месте слова и в произвольном количестве. То есть запрос «арх*я» найдет «архивация», «археология»</text:p>
          </table:table-cell>
        </table:table-row>
      </table:table>
      <text:p text:style-name="Text_20_body">Написание операторов И (And), Или (Or), НЕ (Not), РЯДОМ (NEAR) допускается только в верхнем регистре. Операторы не используются как унарные (в начале строки поиска). Например, нельзя сделать выбор всех глав, в которых отсутствует указанный текст. Все символы в поле поиска, кроме символов поисковых операторов, букв и цифр, игнорируются.</text:p>
      <text:p text:style-name="Text_20_body">При использовании объекта встроенного языка ПолнотекстовыйПоиск необходимо учитывать следующее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2">Оператор</text:p>
            </table:table-cell>
            <table:table-cell table:style-name="Таблица2.A1" office:value-type="string">
              <text:p text:style-name="P2">Пример<text:line-break/>выражения</text:p>
            </table:table-cell>
            <table:table-cell table:style-name="Таблица2.A1" office:value-type="string">
              <text:p text:style-name="P2">Пояснение</text:p>
            </table:table-cell>
          </table:table-row>
        </table:table-header-rows>
        <table:table-row>
          <table:table-cell office:value-type="string">
            <text:p text:style-name="P1">*</text:p>
          </table:table-cell>
          <table:table-cell office:value-type="string">
            <text:p text:style-name="P1">арх*</text:p>
            <text:p text:style-name="P1">арх* &amp; документооб*</text:p>
          </table:table-cell>
          <table:table-cell office:value-type="string">
            <text:p text:style-name="P1">Поиск с использованием группового символа ‑ поддерживается только один символ «*», и он должен быть в конце слова. То есть запрос «арх*» найдет «архив», «археология»</text:p>
          </table:table-cell>
        </table:table-row>
        <table:table-row>
          <table:table-cell office:value-type="string">
            <text:p text:style-name="P1">#</text:p>
          </table:table-cell>
          <table:table-cell office:value-type="string">
            <text:p text:style-name="P1">#Система</text:p>
            <text:p text:style-name="P1">Система#2</text:p>
          </table:table-cell>
          <table:table-cell office:value-type="string">
            <text:p text:style-name="P1">Нечеткий поиск слов с заданным количеством отличий от указанного в строке поиска.</text:p>
            <text:p text:style-name="P1">Запрос «#Система» (эквивалентно запросу «Система#1») найдет «систама», «сивтема».</text:p>
            <text:p text:style-name="P1">Запрос «Система#2» найдет «ситтама», «сеттема».</text:p>
            <text:p text:style-name="P1">Только для полнотекстового поиска в данных!</text:p>
          </table:table-cell>
        </table:table-row>
        <table:table-row>
          <table:table-cell office:value-type="string">
            <text:p text:style-name="P1">!</text:p>
          </table:table-cell>
          <table:table-cell office:value-type="string">
            <text:p text:style-name="P1">!красный кафель</text:p>
          </table:table-cell>
          <table:table-cell office:value-type="string">
            <text:p text:style-name="P1">Поиск с учетом синонимов русского, английского и украинского языков. Оператор «!» ставится перед соответствующим словом. Пример: поиск «!красный кафель», найдет еще и «алый кафель», и «коралловый кафель»</text:p>
          </table:table-cell>
        </table:table-row>
      </table:table>
      <text:p text:style-name="Text_20_body">Написание операторов И (And), Или (Or), НЕ (Not), РЯДОМ (NEAR) допускается только в верхнем регистре. Операторы не используются как унарные (в начале строки поиска). Например, нельзя сделать выбор всех глав, в которых отсутствует указанный текст.</text:p>
      <text:p text:style-name="Text_20_body">Для поиска спецсимволов, используемых в тексте, их следует заключать в кавычки. Например: "РЯДОМ"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18:28.957525974</dc:date>
    <meta:editing-duration>PT1H29S</meta:editing-duration>
    <meta:editing-cycles>49</meta:editing-cycles>
    <meta:generator>LibreOffice/5.1.6.2$Linux_X86_64 LibreOffice_project/10m0$Build-2</meta:generator>
    <meta:document-statistic meta:table-count="2" meta:image-count="0" meta:object-count="0" meta:page-count="2" meta:paragraph-count="80" meta:word-count="558" meta:character-count="3736" meta:non-whitespace-character-count="3258"/>
  </office:meta>
</office:document-meta>
</file>